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RedShift:</text:span></text:p>
      <text:p text:style-name="Standard"><text:span text:style-name="T1"><text:tab/>Brief:</text:span> Redshift is the working title for a 2d space shooter designed for the mobile market. Redshift takes place in an alternate timeline where the US, China, Russia, and EU have expanded into the Solar System. Players take control of realistic looking spaceships to perform missions. Players will unlock upgrades for their ships, buy weapons, parts, and new ships. Each Major faction will have a tech tree to progress through. RedShift will be a multiplayer only game for now, or a really straightforward single player hinting at multiplayer in the future. Using Slick2D framework, RedShift should take only about 6 months to do fully or 8 months to do completely. </text:p>
      <text:p text:style-name="Standard"><text:tab/><text:span text:style-name="T1">Factions:</text:span> There are 2 major factions in Redshift to start; NASA and the USSR. Corporate powers and other countries will join the fray soon enough but for now the focus is on these two all-encompassing factions.</text:p>
      <text:p text:style-name="Standard"><text:tab/><text:tab/><text:span text:style-name="T1">NASA:</text:span> NASA items, upgrades, ships, and weapons will be more expensive to get. This will be offset by more powerful attributes for each perhaps even each having a gimmick.</text:p>
      <text:p text:style-name="Standard"><text:tab/><text:tab/><text:span text:style-name="T1">Russia: </text:span>More low-tech and cheaper to buy items, et al. </text:p>
      <text:p text:style-name="Standard"><text:tab/><text:span text:style-name="T1">Ships:</text:span> Using a class-based approach will greatly simplify devising and placing player-controlled ships within <text:s/>the game framework. Ships will have attributes like: Engines, Gun, Armor, Specials etc. Each being unique and only able to take certain upgrades. </text:p>
      <text:p text:style-name="Standard"><text:tab/><text:span text:style-name="T1">Weapons:</text:span> As EMR suggested, Redshift will use reality-based weapons to help convey a feeling of plausibility. Certain guns will have a physical impact either on the shooter, or the target, adding to the mayhem. </text:p>
      <text:p text:style-name="Standard"><text:tab/><text:span text:style-name="T1">Engines: </text:span>engines will determine the speed at which ships will move <text:span text:style-name="T3">along</text:span> with their maneuverability. Debatably Redshift could use fuel reserves as a game mechanic but this may prove to be too limiting to the player, perhaps as a special game mode. </text:p>
      <text:p text:style-name="Standard"><text:tab/><text:span text:style-name="T1">Armor:</text:span> like the other <text:s/>two, Armor items will have unique traits giving each type of armor a reason to be used. </text:p>
      <text:p text:style-name="Standard"><text:tab/><text:span text:style-name="T1">Items: </text:span>Finally, items will encompass special weapons, or abilities for the player. Some can be one-offs that need to be purchased before every mission others can be used many times. Most items will be examples of the space shooter classic tropes: gun buddies, large AoE explosives, invulnerability, firepower upgrades etc<text:bookmark text:name="_GoBack"/><text:span text:style-name="T1"> </text:span></text:p>
      <text:p text:style-name="P2"><text:span text:style-name="T1">Requirements:</text:span></text:p>
      <text:p text:style-name="Standard"><text:span text:style-name="T1"><text:tab/>Shooting:</text:span></text:p>
      <text:p text:style-name="Standard"><text:span text:style-name="T1"><text:tab/><text:tab/></text:span><text:span text:style-name="T4">Shot lifetime – settable timeout variable.</text:span></text:p>
      <text:p text:style-name="Standard"><text:span text:style-name="T4"><text:tab/><text:tab/>Fire rate – settable fire rate.</text:span></text:p>
      <text:p text:style-name="Standard"><text:span text:style-name="T4"><text:tab/></text:span><text:span text:style-name="T2"><text:tab/></text:span><text:span text:style-name="T4">Collisions – see collision section</text:span></text:p>
      <text:p text:style-name="Standard"><text:span text:style-name="T4"><text:tab/></text:span><text:span text:style-name="T2">Procedural Design:</text:span></text:p>
      <text:p text:style-name="Standard"><text:span text:style-name="T2"><text:tab/></text:span><text:span text:style-name="T4"><text:tab/>Stars, Planets, Asteroids</text:span></text:p>
      <text:p text:style-name="Standard"><text:span text:style-name="T4"><text:tab/></text:span><text:span text:style-name="T2">Level Design:</text:span></text:p>
      <text:p text:style-name="Standard"><text:span text:style-name="T4"><text:tab/><text:tab/>Work on com.foo.redshift.shifts.BaseLevel</text:span></text:p>
      <text:p text:style-name="Standard"><text:span text:style-name="T4"><text:tab/></text:span><text:span text:style-name="T2">Controls:</text:span></text:p>
      <text:p text:style-name="Standard"><text:span text:style-name="T2"><text:tab/><text:tab/></text:span><text:span text:style-name="T4">Strafing – get to work correctly.</text:span></text:p>
      <text:p text:style-name="Standard"><text:span text:style-name="T4"><text:tab/><text:tab/>Physics</text:span></text:p>
      <text:p text:style-name="Standard"><text:span text:style-name="T4"><text:tab/><text:tab/>Re-mappable controls</text:span></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Roohr</meta:initial-creator>
    <meta:editing-cycles>22</meta:editing-cycles>
    <meta:creation-date>2012-02-23T21:48:00</meta:creation-date>
    <dc:date>2012-04-11T18:28:21.54</dc:date>
    <meta:editing-duration>PT11M30S</meta:editing-duration>
    <meta:generator>LibreOffice/3.5$Windows_x86 LibreOffice_project/281b639-6baa1d3-ef66a77-d866f25-f36d45f</meta:generator>
    <meta:document-statistic meta:table-count="0" meta:image-count="0" meta:object-count="0" meta:page-count="2" meta:paragraph-count="23" meta:word-count="410" meta:character-count="2592" meta:non-whitespace-character-count="21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